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E0000019E8338EB348F9EE71C.png" manifest:media-type="image/png"/>
  <manifest:file-entry manifest:full-path="Pictures/10000000000003880000030DADA6EA870213514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da5b" officeooo:paragraph-rsid="001eda5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I 1:</text:p>
      <text:p text:style-name="P1"/>
      <text:p text:style-name="P1"><draw:frame draw:style-name="fr1" draw:name="Imagen1" text:anchor-type="as-char" svg:width="17cm" svg:height="14.686cm" draw:z-index="0"><draw:image xlink:href="Pictures/10000000000003880000030DADA6EA870213514D.png" xlink:type="simple" xlink:show="embed" xlink:actuate="onLoad" loext:mime-type="image/png"/></draw:frame></text:p>
      <text:p text:style-name="P1"/>
      <text:p text:style-name="P1"><draw:frame draw:style-name="fr1" draw:name="Imagen2" text:anchor-type="as-char" svg:width="17cm" svg:height="7.733cm" draw:z-index="1"><draw:image xlink:href="Pictures/100000000000038E0000019E8338EB348F9EE71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9:57:00.956000000</meta:creation-date>
    <dc:date>2019-11-12T20:12:59.826000000</dc:date>
    <meta:editing-duration>PT15M59S</meta:editing-duration>
    <meta:editing-cycles>2</meta:editing-cycles>
    <meta:generator>LibreOffice/6.1.6.3$Windows_X86_64 LibreOffice_project/5896ab1714085361c45cf540f76f60673dd96a72</meta:generator>
    <meta:document-statistic meta:table-count="0" meta:image-count="2" meta:object-count="0" meta:page-count="1" meta:paragraph-count="3" meta:word-count="2" meta:character-count="11" meta:non-whitespace-character-count="10"/>
  </office:meta>
</office:document-meta>
</file>